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style:font-size-asian="15pt" style:font-size-complex="15pt"/>
    </style:style>
    <style:style style:name="P3" style:family="paragraph" style:parent-style-name="Heading_20_3">
      <style:text-properties fo:font-size="15pt" style:font-size-asian="15pt" style:font-size-complex="15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server.js</text:span></text:span><text:span text:style-name="T1"> — configuración principal del servidor </text:span></text:p>
      <text:p text:style-name="P1"/>
      <text:p text:style-name="P1">const express = require('express');</text:p>
      <text:p text:style-name="P1">const app = express();</text:p>
      <text:p text:style-name="P1">const port = 3000;</text:p>
      <text:p text:style-name="P1"/>
      <text:p text:style-name="P1">const projectRoutes = require('./routes/projects');</text:p>
      <text:p text:style-name="P1">const userRoutes = require('./routes/users');</text:p>
      <text:p text:style-name="P1"/>
      <text:p text:style-name="P1">app.use(express.json());</text:p>
      <text:p text:style-name="P1">app.use(express.static('public'));</text:p>
      <text:p text:style-name="P1"/>
      <text:p text:style-name="P1">app.use('/api/projects', projectRoutes);</text:p>
      <text:p text:style-name="P1">app.use('/api/users', userRoutes);</text:p>
      <text:p text:style-name="P1"/>
      <text:p text:style-name="P1">app.listen(port, () =&gt; {</text:p>
      <text:p text:style-name="P1"><text:s text:c="2"/>console.log(`Servidor corriendo en http://localhost:${port}`);</text:p>
      <text:p text:style-name="P1">});</text:p>
      <text:p text:style-name="P1"/>
      <text:p text:style-name="P1"/>
      <text:p text:style-name="P2"/>
      <text:p text:style-name="P1"><text:span text:style-name="Source_20_Text">routes/users.js</text:span> — rutas para autenticación </text:p>
      <text:p text:style-name="P1">const express = require('express');</text:p>
      <text:p text:style-name="P1">const router = express.Router();</text:p>
      <text:p text:style-name="P1">const db = require('../db');</text:p>
      <text:p text:style-name="P1"/>
      <text:p text:style-name="P1">router.post('/register', (req, res) =&gt; {</text:p>
      <text:p text:style-name="P1"><text:s text:c="2"/>const { username, password } = req.body;</text:p>
      <text:p text:style-name="P1"><text:s text:c="2"/>const query = 'INSERT INTO users (username, password) VALUES (?, ?)';</text:p>
      <text:p text:style-name="P1"><text:s text:c="2"/>db.run(query, [username, password], function(err) {</text:p>
      <text:p text:style-name="P1"><text:s text:c="4"/>if (err) return res.status(500).json({ error: err.message });</text:p>
      <text:p text:style-name="P1"><text:s text:c="4"/>res.json({ message: 'Usuario registrado', id: this.lastID });</text:p>
      <text:p text:style-name="P1"><text:s text:c="2"/>});</text:p>
      <text:p text:style-name="P1">});</text:p>
      <text:p text:style-name="P1"/>
      <text:p text:style-name="P1">router.post('/login', (req, res) =&gt; {</text:p>
      <text:p text:style-name="P1"><text:s text:c="2"/>const { username, password } = req.body;</text:p>
      <text:p text:style-name="P1"><text:s text:c="2"/>const query = 'SELECT * FROM users WHERE username = ? AND password = ?';</text:p>
      <text:p text:style-name="P1"><text:s text:c="2"/>db.get(query, [username, password], (err, row) =&gt; {</text:p>
      <text:p text:style-name="P1"><text:s text:c="4"/>if (err) return res.status(500).json({ error: err.message });</text:p>
      <text:p text:style-name="P1"><text:s text:c="4"/>if (!row) return res.status(401).json({ error: 'Credenciales inválidas' });</text:p>
      <text:p text:style-name="P1"><text:s text:c="4"/>res.json({ message: 'Login correcto' });</text:p>
      <text:p text:style-name="P1"><text:s text:c="2"/>});</text:p>
      <text:p text:style-name="P1">});</text:p>
      <text:p text:style-name="P1"/>
      <text:p text:style-name="P1">module.exports = router;</text:p>
      <text:p text:style-name="P1"/>
      <text:p text:style-name="P2"/>
      <text:p text:style-name="P1">const sqlite3 = require('sqlite3').verbose();</text:p>
      <text:p text:style-name="P1">const db = new sqlite3.Database('./database/devops_hub.db', (err) =&gt; {</text:p>
      <text:p text:style-name="P1"><text:s text:c="2"/>if (err) {</text:p>
      <text:p text:style-name="P1"><text:s text:c="4"/>console.error('Error al conectar con la base de datos', err.message);</text:p>
      <text:p text:style-name="P1"><text:s text:c="2"/>} else {</text:p>
      <text:p text:style-name="P1"><text:s text:c="4"/>console.log('Conectado a la base de datos SQLite');</text:p>
      <text:p text:style-name="P1"><text:s text:c="2"/>}</text:p>
      <text:p text:style-name="P1">});</text:p>
      <text:p text:style-name="P1"/>
      <text:p text:style-name="P1">module.exports = db;</text:p>
      <text:p text:style-name="P1"/>
      <text:p text:style-name="P1"/>
      <text:h text:style-name="P3" text:outline-level="3">Seguridad implementada</text:h>
      <text:list text:style-name="L1">
        <text:list-item>
          <text:p text:style-name="P4"><text:span text:style-name="T1">Uso de </text:span><text:span text:style-name="Source_20_Text"><text:span text:style-name="T1">express.json()</text:span></text:span><text:span text:style-name="T1"> para sanitizar inputs.</text:span></text:p>
        </text:list-item>
        <text:list-item>
          <text:p text:style-name="P4"><text:span text:style-name="T1">Consultas SQL </text:span><text:span text:style-name="Strong_20_Emphasis"><text:span text:style-name="T1">parametrizadas</text:span></text:span><text:span text:style-name="T1"> (</text:span><text:span text:style-name="Source_20_Text"><text:span text:style-name="T1">?</text:span></text:span><text:span text:style-name="T1">) para prevenir inyecciones SQL.</text:span></text:p>
        </text:list-item>
        <text:list-item>
          <text:p text:style-name="P5">El acceso al panel de proyectos está restringido desde el cliente a usuarios autenticados.</text:p>
        </text:list-item>
      </text:list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09:17:45.720000000</meta:creation-date>
    <dc:date>2025-06-11T09:22:33.107000000</dc:date>
    <meta:editing-duration>PT4M48S</meta:editing-duration>
    <meta:editing-cycles>1</meta:editing-cycles>
    <meta:document-statistic meta:table-count="0" meta:image-count="0" meta:object-count="0" meta:page-count="3" meta:paragraph-count="48" meta:word-count="231" meta:character-count="1864" meta:non-whitespace-character-count="1628"/>
    <meta:generator>LibreOffice/24.8.7.2$Windows_X86_64 LibreOffice_project/e07d0a63a46349d29051da79b1fde8160bab2a89</meta:generator>
  </office:meta>
</office:document-meta>
</file>